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ge_vectors32" table:style-name="ta1">
        <table:shapes>
          <draw:frame draw:z-index="0" draw:style-name="gr1" draw:text-style-name="P1" svg:width="453.34pt" svg:height="255.23pt" svg:x="195.08pt" svg:y="53.46pt">
            <draw:object draw:notify-on-update-of-ranges="munge_vectors32.A1:munge_vectors32.A65 munge_vectors32.B1:munge_vectors32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7.22" calcext:value-type="float">
            <text:p>927.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6.7" calcext:value-type="float">
            <text:p>235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5.26" calcext:value-type="float">
            <text:p>2385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5.71" calcext:value-type="float">
            <text:p>2435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9.38" calcext:value-type="float">
            <text:p>929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89.7" calcext:value-type="float">
            <text:p>2389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22.6" calcext:value-type="float">
            <text:p>2322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3.85" calcext:value-type="float">
            <text:p>923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19.04" calcext:value-type="float">
            <text:p>2319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0.81" calcext:value-type="float">
            <text:p>2410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33.51" calcext:value-type="float">
            <text:p>2433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8.89" calcext:value-type="float">
            <text:p>918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6.22" calcext:value-type="float">
            <text:p>2436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06.47" calcext:value-type="float">
            <text:p>2306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02.61" calcext:value-type="float">
            <text:p>2302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4.99" calcext:value-type="float">
            <text:p>914.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45.43" calcext:value-type="float">
            <text:p>2345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90.83" calcext:value-type="float">
            <text:p>2390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12.71" calcext:value-type="float">
            <text:p>2412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9.94" calcext:value-type="float">
            <text:p>909.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24.57" calcext:value-type="float">
            <text:p>2324.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44.87" calcext:value-type="float">
            <text:p>2344.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84.69" calcext:value-type="float">
            <text:p>2284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3.66" calcext:value-type="float">
            <text:p>913.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7.95" calcext:value-type="float">
            <text:p>2277.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74.77" calcext:value-type="float">
            <text:p>2374.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76.41" calcext:value-type="float">
            <text:p>2376.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9.36" calcext:value-type="float">
            <text:p>909.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30.5" calcext:value-type="float">
            <text:p>2330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77.08" calcext:value-type="float">
            <text:p>2277.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66.82" calcext:value-type="float">
            <text:p>2266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8.78" calcext:value-type="float">
            <text:p>908.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77.98" calcext:value-type="float">
            <text:p>2377.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83.91" calcext:value-type="float">
            <text:p>2283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80.13" calcext:value-type="float">
            <text:p>2380.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8.05" calcext:value-type="float">
            <text:p>908.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76.07" calcext:value-type="float">
            <text:p>2376.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53.07" calcext:value-type="float">
            <text:p>2253.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6.69" calcext:value-type="float">
            <text:p>2246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1.96" calcext:value-type="float">
            <text:p>901.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37.07" calcext:value-type="float">
            <text:p>2337.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31.74" calcext:value-type="float">
            <text:p>2231.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54.36" calcext:value-type="float">
            <text:p>2354.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2.6" calcext:value-type="float">
            <text:p>892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59.83" calcext:value-type="float">
            <text:p>2359.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88.93" calcext:value-type="float">
            <text:p>2288.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30.73" calcext:value-type="float">
            <text:p>2230.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1.15" calcext:value-type="float">
            <text:p>891.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27.71" calcext:value-type="float">
            <text:p>2227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20.6" calcext:value-type="float">
            <text:p>2320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19.79" calcext:value-type="float">
            <text:p>2319.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8.81" calcext:value-type="float">
            <text:p>888.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76.44" calcext:value-type="float">
            <text:p>2276.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15.58" calcext:value-type="float">
            <text:p>2215.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16.02" calcext:value-type="float">
            <text:p>2216.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3.86" calcext:value-type="float">
            <text:p>883.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9.01" calcext:value-type="float">
            <text:p>2209.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9.17" calcext:value-type="float">
            <text:p>2299.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17.99" calcext:value-type="float">
            <text:p>2317.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9.95" calcext:value-type="float">
            <text:p>879.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22.75" calcext:value-type="float">
            <text:p>2322.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99.67" calcext:value-type="float">
            <text:p>2199.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90.64" calcext:value-type="float">
            <text:p>2190.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7.51" calcext:value-type="float">
            <text:p>877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15:20:22.326161975</dc:date>
    <meta:editing-duration>PT5M45S</meta:editing-duration>
    <meta:editing-cycles>1</meta:editing-cycles>
    <meta:document-statistic meta:table-count="1" meta:cell-count="130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title svg:x="6.035cm" svg:y="0.316cm" chart:style-name="ch2">
          <text:p>munge_vectors_32</text:p>
        </chart:title>
        <chart:legend chart:legend-position="end" svg:x="12.877cm" svg:y="4.203cm" style:legend-expansion="high" chart:style-name="ch3"/>
        <chart:plot-area chart:style-name="ch4" table:cell-range-address="munge_vectors32.A1:munge_vectors32.B65" chart:data-source-has-labels="both" svg:x="1.33cm" svg:y="1.275cm" svg:width="11.228cm" svg:height="6.569cm">
          <chartooo:coordinate-region svg:x="2.322cm" svg:y="1.475cm" svg:width="10.096cm" svg:height="5.577cm"/>
          <chart:axis chart:dimension="x" chart:name="primary-x" chart:style-name="ch5" chartooo:axis-type="auto">
            <chartooo:date-scale/>
            <chart:title svg:x="6.437cm" svg:y="8.024cm" chart:style-name="ch6">
              <text:p>cycles</text:p>
            </chart:title>
            <chart:categories table:cell-range-address="munge_vectors32.A1:munge_vectors32.A65"/>
          </chart:axis>
          <chart:axis chart:dimension="y" chart:name="primary-y" chart:style-name="ch5">
            <chart:title svg:x="0.451cm" svg:y="5.344cm" chart:style-name="ch7">
              <text:p>Alignment</text:p>
            </chart:title>
            <chart:grid chart:style-name="ch8" chart:class="major"/>
          </chart:axis>
          <chart:series chart:style-name="ch9" chart:values-cell-range-address="munge_vectors32.B1:munge_vectors32.B65" loext:label-string="progression" chart:class="chart:line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unge_vectors32.A1:munge_vectors32.A65</svg:desc>
                </draw:g>
              </table:table-cell>
              <table:table-cell office:value-type="float" office:value="927.22">
                <text:p>927.22</text:p>
                <draw:g>
                  <svg:desc>munge_vectors32.B1:munge_vectors32.B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56.7">
                <text:p>2356.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85.26">
                <text:p>2385.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35.71">
                <text:p>2435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29.38">
                <text:p>929.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89.7">
                <text:p>2389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22.6">
                <text:p>2322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23.85">
                <text:p>923.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319.04">
                <text:p>2319.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10.81">
                <text:p>2410.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33.51">
                <text:p>2433.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18.89">
                <text:p>918.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36.22">
                <text:p>2436.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06.47">
                <text:p>2306.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02.61">
                <text:p>2302.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14.99">
                <text:p>914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45.43">
                <text:p>2345.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90.83">
                <text:p>2390.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12.71">
                <text:p>2412.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9.94">
                <text:p>909.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24.57">
                <text:p>2324.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44.87">
                <text:p>2344.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84.69">
                <text:p>2284.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13.66">
                <text:p>913.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77.95">
                <text:p>2277.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74.77">
                <text:p>2374.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76.41">
                <text:p>2376.4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09.36">
                <text:p>909.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30.5">
                <text:p>233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7.08">
                <text:p>2277.0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66.82">
                <text:p>2266.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8.78">
                <text:p>908.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77.98">
                <text:p>2377.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83.91">
                <text:p>2283.9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80.13">
                <text:p>2380.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08.05">
                <text:p>908.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76.07">
                <text:p>2376.0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53.07">
                <text:p>2253.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46.69">
                <text:p>2246.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1.96">
                <text:p>901.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37.07">
                <text:p>2337.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31.74">
                <text:p>2231.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354.36">
                <text:p>2354.3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92.6">
                <text:p>892.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359.83">
                <text:p>2359.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288.93">
                <text:p>2288.9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30.73">
                <text:p>2230.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91.15">
                <text:p>891.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227.71">
                <text:p>2227.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20.6">
                <text:p>2320.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19.79">
                <text:p>2319.7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88.81">
                <text:p>888.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76.44">
                <text:p>2276.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215.58">
                <text:p>2215.5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16.02">
                <text:p>22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83.86">
                <text:p>883.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09.01">
                <text:p>2209.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99.17">
                <text:p>2299.1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317.99">
                <text:p>2317.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9.95">
                <text:p>879.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322.75">
                <text:p>2322.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199.67">
                <text:p>2199.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90.64">
                <text:p>2190.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77.51">
                <text:p>877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